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A00000463F345166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scadia Code" svg:font-family="'Cascadia Code'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f3ee" officeooo:paragraph-rsid="000af3ee"/>
    </style:style>
    <style:style style:name="P2" style:family="paragraph" style:parent-style-name="Standard">
      <style:text-properties officeooo:rsid="000bc37a" officeooo:paragraph-rsid="000bc37a"/>
    </style:style>
    <style:style style:name="P3" style:family="paragraph" style:parent-style-name="Standard">
      <style:text-properties officeooo:rsid="000c3416" officeooo:paragraph-rsid="000c3416"/>
    </style:style>
    <style:style style:name="P4" style:family="paragraph" style:parent-style-name="Text_20_body">
      <style:text-properties officeooo:rsid="000bc37a" officeooo:paragraph-rsid="000bc37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3416"/>
    </style:style>
    <style:style style:name="T3" style:family="text">
      <style:text-properties fo:language="es" fo:country="EC" officeooo:rsid="000c34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8.4547in" svg:height="11in" draw:z-index="0"><draw:image xlink:href="Pictures/100000010000031A00000463F34516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Cascadia Code" svg:font-family="'Cascadia Code'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scadia Code" fo:font-size="12pt" fo:language="es" fo:country="EC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scadia Code" fo:font-size="12pt" fo:language="es" fo:country="EC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number-style style:name="N108" loext:transliteration-spellout="cardinal" number:transliteration-language="es" number:transliteration-country="EC">
      <number:number number:decimal-places="0" number:min-decimal-places="0" number:min-integer-digits="1"/>
    </number:number-style>
    <number:number-style style:name="N109" loext:transliteration-spellout="capitalize cardinal" number:transliteration-language="es" number:transliteration-country="EC">
      <number:number number:decimal-places="0" number:min-decimal-places="0" number:min-integer-digits="1"/>
    </number:number-style>
    <number:number-style style:name="N110" loext:transliteration-spellout="title cardinal" number:transliteration-language="es" number:transliteration-country="EC">
      <number:number number:decimal-places="0" number:min-decimal-places="0" number:min-integer-digits="1"/>
    </number:number-style>
    <number:number-style style:name="N111" loext:transliteration-spellout="upper cardinal" number:transliteration-language="es" number:transliteration-country="EC">
      <number:number number:decimal-places="0" number:min-decimal-places="0" number:min-integer-digits="1"/>
    </number:number-style>
    <number:number-style style:name="N112">
      <number:scientific-number number:decimal-places="2" number:min-decimal-places="2" number:min-integer-digits="1" number:min-exponent-digits="2" number:exponent-interval="3" number:forced-exponent-sign="true"/>
    </number:number-style>
    <number:currency-style style:name="N11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" loext:transliteration-spellout="title USD" number:transliteration-language="es" number:transliteration-country="EC">
      <number:number number:decimal-places="0" number:min-decimal-places="0" number:min-integer-digits="1"/>
    </number:number-style>
    <number:number-style style:name="N116" loext:transliteration-spellout="title USD" number:transliteration-language="es" number:transliteration-country="EC">
      <number:number number:decimal-places="2" number:min-decimal-places="2" number:min-integer-digits="1"/>
    </number:number-style>
    <number:number-style style:name="N117" loext:transliteration-spellout="upper USD" number:transliteration-language="es" number:transliteration-country="EC">
      <number:number number:decimal-places="0" number:min-decimal-places="0" number:min-integer-digits="1"/>
    </number:number-style>
    <number:number-style style:name="N118" loext:transliteration-spellout="upper USD" number:transliteration-language="es" number:transliteration-country="EC">
      <number:number number:decimal-places="2" number:min-decimal-places="2" number:min-integer-digits="1"/>
    </number:number-style>
    <number:date-style style:name="N119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</number:date-style>
    <number:date-style style:name="N126">
      <number:month number:calendar="jewish" number:style="long" number:textual="true"/>
      <number:text> </number:text>
      <number:day number:calendar="jewish"/>
    </number:date-style>
    <number:date-style style:name="N127"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9T10:15:24.862000000</meta:creation-date>
    <dc:date>2024-08-09T12:51:59.680000000</dc:date>
    <meta:editing-duration>PT21M3S</meta:editing-duration>
    <meta:editing-cycles>3</meta:editing-cycles>
    <meta:generator>LibreOffice/24.2.5.2$Windows_X86_64 LibreOffice_project/bffef4ea93e59bebbeaf7f431bb02b1a39ee8a59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